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solid" draw:stroke-dash="Fine_20_Dotted_20_2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style:use-window-font-color="true" fo:font-size="14pt" fo:font-weight="bold"/>
    </style:style>
    <style:style style:name="T3" style:family="text">
      <style:text-properties fo:color="#000000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292cm" svg:height="7.243cm" svg:x="12.573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43cm" svg:height="8.767cm" svg:x="0.196cm" svg:y="12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9.525cm" svg:x="7.239cm" svg:y="0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4.572cm" svg:height="1.905cm" svg:x="7.816cm" svg:y="2.282cm">
          <text:p text:style-name="P2"><text:span text:style-name="T1">0x</text:span><text:span text:style-name="T2">0000</text:span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3.81cm" svg:height="3.81cm" svg:x="8.197cm" svg:y="5.711cm">
          <text:p text:style-name="P2"><text:span text:style-name="T1">0x</text:span><text:span text:style-name="T3">0000</text:span><text:span text:style-name="T1">0001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3" draw:layer="layout" svg:width="4.572cm" svg:height="1.905cm" svg:x="2.101cm" svg:y="15.617cm">
          <text:p text:style-name="P2"><text:span text:style-name="T1">0x</text:span><text:span text:style-name="T3">0001</text:span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572cm" svg:height="1.905cm" svg:x="2.101cm" svg:y="19.427cm">
          <text:p text:style-name="P2"><text:span text:style-name="T1">0x</text:span><text:span text:style-name="T3">0001</text:span><text:span text:style-name="T1">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4.572cm" svg:height="1.905cm" svg:x="13.15cm" svg:y="12.95cm">
          <text:p text:style-name="P2"><text:span text:style-name="T1">0x</text:span><text:span text:style-name="T3">0002</text:span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4.572cm" svg:height="1.905cm" svg:x="13.15cm" svg:y="15.998cm">
          <text:p text:style-name="P2"><text:span text:style-name="T1">0x</text:span><text:span text:style-name="T2">0002</text:span><text:span text:style-name="T1">00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102cm" svg:y1="4.187cm" svg:x2="10.101cm" svg:y2="5.711cm" draw:start-shape="id1" draw:start-glue-point="2" draw:end-shape="id2" draw:end-glue-point="4">
          <text:p/>
        </draw:connector>
        <draw:connector draw:style-name="gr4" draw:text-style-name="P1" draw:layer="layout" draw:type="line" svg:x1="4.387cm" svg:y1="17.522cm" svg:x2="4.387cm" svg:y2="19.427cm" draw:start-shape="id3" draw:start-glue-point="2" draw:end-shape="id4" draw:end-glue-point="0">
          <text:p/>
        </draw:connector>
        <draw:connector draw:style-name="gr4" draw:text-style-name="P1" draw:layer="layout" draw:type="line" svg:x1="15.436cm" svg:y1="14.855cm" svg:x2="15.436cm" svg:y2="15.998cm" draw:start-shape="id5" draw:start-glue-point="2" draw:end-shape="id6" draw:end-glue-point="0">
          <text:p/>
        </draw:connector>
        <draw:connector draw:style-name="gr5" draw:text-style-name="P1" draw:layer="layout" draw:type="line" svg:x1="13.15cm" svg:y1="16.95cm" svg:x2="4.387cm" svg:y2="19.427cm" draw:start-shape="id6" draw:start-glue-point="3" draw:end-shape="id4" draw:end-glue-point="0">
          <text:p/>
        </draw:connector>
        <draw:connector draw:style-name="gr6" draw:text-style-name="P1" draw:layer="layout" draw:type="line" svg:x1="4.387cm" svg:y1="21.332cm" svg:x2="4.398cm" svg:y2="23.077cm" draw:start-shape="id4" draw:start-glue-point="2">
          <text:p/>
        </draw:connector>
        <draw:frame draw:style-name="gr7" draw:text-style-name="P4" draw:layer="layout" svg:width="8.382cm" svg:height="1.524cm" svg:x="5.911cm" svg:y="0.377cm">
          <draw:text-box>
            <text:p text:style-name="P2"><text:span text:style-name="T1">Primary Method</text:span></text:p>
            <text:p text:style-name="P2"><text:span text:style-name="T1">Method Id <text:s/>= 0x</text:span><text:span text:style-name="T3">0000</text:span></text:p>
          </draw:text-box>
        </draw:frame>
        <draw:frame draw:style-name="gr8" draw:text-style-name="P4" draw:layer="layout" svg:width="6.858cm" svg:height="1.143cm" svg:x="12.007cm" svg:y="11.045cm">
          <draw:text-box>
            <text:p text:style-name="P5"><text:span text:style-name="T1">Method Id <text:s/>= 0x</text:span><text:span text:style-name="T3">0002</text:span></text:p>
          </draw:text-box>
        </draw:frame>
        <draw:connector draw:style-name="gr4" draw:text-style-name="P1" draw:layer="layout" draw:type="curve" draw:line-skew="0.571cm" svg:x1="10.101cm" svg:y1="9.521cm" svg:x2="15.436cm" svg:y2="12.95cm" draw:start-shape="id2" draw:start-glue-point="6" draw:end-shape="id5" draw:end-glue-point="0">
          <text:p/>
        </draw:connector>
        <draw:connector draw:style-name="gr4" draw:text-style-name="P1" draw:layer="layout" draw:type="curve" draw:line-skew="0.952cm" svg:x1="10.101cm" svg:y1="9.521cm" svg:x2="4.387cm" svg:y2="15.617cm" draw:start-shape="id2" draw:start-glue-point="6" draw:end-shape="id3" draw:end-glue-point="0">
          <text:p/>
        </draw:connector>
        <draw:frame draw:style-name="gr8" draw:text-style-name="P4" draw:layer="layout" svg:width="6.858cm" svg:height="1.143cm" svg:x="0.196cm" svg:y="12.95cm">
          <draw:text-box>
            <text:p text:style-name="P6"><text:span text:style-name="T1">Method Id <text:s/>= 0x</text:span><text:span text:style-name="T3">0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draw:stroke-dash draw:name="Fine_20_Dotted_20_2" draw:display-name="Fine Dotted 2" draw:style="rect" draw:dots1="1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4.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8-12-06T14:29:47</meta:creation-date>
    <dc:creator>Antonio Cuni</dc:creator>
    <dc:date>2009-04-06T17:51:03</dc:date>
    <dc:language>it-IT</dc:language>
    <meta:editing-cycles>13</meta:editing-cycles>
    <meta:editing-duration>PT6H28M4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